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286cm" svg:x="1.254cm" svg:y="3.286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286cm" svg:x="6.461cm" svg:y="5.318cm">
          <text:p text:style-name="P1">GE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556cm" svg:height="2.286cm" svg:x="11.668cm" svg:y="5.318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556cm" svg:height="2.286cm" svg:x="16.494cm" svg:y="3.413cm">
          <text:p text:style-name="P1">IN_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556cm" svg:height="2.286cm" svg:x="16.494cm" svg:y="6.969cm">
          <text:p text:style-name="P1">CAL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556cm" svg:height="2.286cm" svg:x="16.494cm" svg:y="10.398cm">
          <text:p text:style-name="P1">WAIT_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3.556cm" svg:height="2.286cm" svg:x="11.795cm" svg:y="12.557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556cm" svg:height="2.286cm" svg:x="6.842cm" svg:y="12.557cm">
          <text:p text:style-name="P1">ALP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3.556cm" svg:height="2.286cm" svg:x="1.635cm" svg:y="12.557cm">
          <text:p text:style-name="P1">GET_P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3.556cm" svg:height="2.286cm" svg:x="1.635cm" svg:y="16.367cm">
          <text:p text:style-name="P1">TEX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556cm" svg:height="2.286cm" svg:x="16.494cm" svg:y="14.97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3.556cm" svg:height="2.286cm" svg:x="11.795cm" svg:y="8.874cm">
          <text:p text:style-name="P1">READY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3.556cm" svg:height="2.286cm" svg:x="6.461cm" svg:y="8.874cm">
          <text:p text:style-name="P1">ALPH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56cm" svg:height="2.286cm" svg:x="11.668cm" svg:y="1.508cm">
          <text:p text:style-name="P1">FR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56cm" svg:height="2.286cm" svg:x="6.207cm" svg:y="1.508cm">
          <text:p text:style-name="P1">S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3.556cm" svg:height="2.286cm" svg:x="6.842cm" svg:y="16.367cm">
          <text:p text:style-name="P1">READY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3.556cm" svg:height="2.286cm" svg:x="11.922cm" svg:y="16.367cm">
          <text:p text:style-name="P1">ALPH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032cm" svg:y1="5.572cm" svg:x2="6.461cm" svg:y2="6.461cm" draw:start-shape="id1" draw:start-glue-point="8" draw:end-shape="id2" draw:end-glue-point="6" svg:d="M3032 5572c0 593 1143 889 3429 889" svg:viewBox="0 0 3430 890">
          <text:p/>
        </draw:connector>
        <draw:connector draw:style-name="gr2" draw:text-style-name="P1" draw:layer="layout" draw:type="curve" svg:x1="10.017cm" svg:y1="6.461cm" svg:x2="11.668cm" svg:y2="6.461cm" draw:start-shape="id2" draw:start-glue-point="10" draw:end-shape="id3" draw:end-glue-point="6" svg:d="M10017 6461h1651" svg:viewBox="0 0 1652 1">
          <text:p/>
        </draw:connector>
        <draw:connector draw:style-name="gr2" draw:text-style-name="P1" draw:layer="layout" draw:type="curve" svg:x1="13.446cm" svg:y1="5.318cm" svg:x2="13.446cm" svg:y2="3.794cm" draw:start-shape="id3" draw:start-glue-point="4" draw:end-shape="id4" draw:end-glue-point="8" svg:d="M13446 5318v-1524" svg:viewBox="0 0 1 1525">
          <text:p/>
        </draw:connector>
        <draw:connector draw:style-name="gr2" draw:text-style-name="P1" draw:layer="layout" draw:type="curve" svg:x1="11.668cm" svg:y1="2.651cm" svg:x2="9.763cm" svg:y2="2.651cm" draw:start-shape="id4" draw:start-glue-point="6" draw:end-shape="id5" draw:end-glue-point="10" svg:d="M11668 2651h-1905" svg:viewBox="0 0 1906 1">
          <text:p/>
        </draw:connector>
        <draw:connector draw:style-name="gr2" draw:text-style-name="P1" draw:layer="layout" draw:type="curve" svg:x1="6.207cm" svg:y1="2.651cm" svg:x2="3.032cm" svg:y2="3.286cm" draw:start-shape="id5" draw:start-glue-point="6" draw:end-shape="id1" draw:end-glue-point="4" svg:d="M6207 2651c-2117 0-3175 211-3175 635" svg:viewBox="0 0 3176 636">
          <text:p/>
        </draw:connector>
        <draw:connector draw:style-name="gr2" draw:text-style-name="P1" draw:layer="layout" draw:type="curve" svg:x1="14.704cm" svg:y1="5.652cm" svg:x2="16.494cm" svg:y2="4.556cm" draw:start-shape="id3" draw:start-glue-point="11" draw:end-shape="id6" draw:end-glue-point="6" svg:d="M14704 5652c0-731 596-1096 1790-1096" svg:viewBox="0 0 1791 1097">
          <text:p/>
        </draw:connector>
        <draw:connector draw:style-name="gr2" draw:text-style-name="P1" draw:layer="layout" draw:type="curve" svg:x1="18.272cm" svg:y1="5.699cm" svg:x2="18.272cm" svg:y2="6.969cm" draw:start-shape="id6" draw:start-glue-point="8" draw:end-shape="id7" draw:end-glue-point="4" svg:d="M18272 5699v1270" svg:viewBox="0 0 1 1271">
          <text:p/>
        </draw:connector>
        <draw:connector draw:style-name="gr2" draw:text-style-name="P1" draw:layer="layout" draw:type="curve" svg:x1="18.272cm" svg:y1="9.255cm" svg:x2="18.272cm" svg:y2="10.398cm" draw:start-shape="id7" draw:start-glue-point="8" draw:end-shape="id8" draw:end-glue-point="4" svg:d="M18272 9255v1143" svg:viewBox="0 0 1 1144">
          <text:p/>
        </draw:connector>
        <draw:connector draw:style-name="gr2" draw:text-style-name="P1" draw:layer="layout" draw:type="curve" svg:x1="16.494cm" svg:y1="11.541cm" svg:x2="15.351cm" svg:y2="13.7cm" draw:start-shape="id8" draw:start-glue-point="6" draw:end-shape="id9" draw:end-glue-point="10" svg:d="M16494 11541c-856 0-285 2159-1143 2159" svg:viewBox="0 0 1144 2160">
          <text:p/>
        </draw:connector>
        <draw:connector draw:style-name="gr2" draw:text-style-name="P1" draw:layer="layout" draw:type="curve" svg:x1="18.272cm" svg:y1="14.97cm" svg:x2="18.272cm" svg:y2="12.684cm" draw:start-shape="id10" draw:start-glue-point="4" draw:end-shape="id8" svg:d="M18272 14970v-2286" svg:viewBox="0 0 1 2287">
          <text:p/>
        </draw:connector>
        <draw:connector draw:style-name="gr2" draw:text-style-name="P1" draw:layer="layout" draw:type="curve" svg:x1="11.795cm" svg:y1="13.7cm" svg:x2="10.398cm" svg:y2="13.7cm" draw:start-shape="id9" draw:start-glue-point="6" draw:end-shape="id11" draw:end-glue-point="10" svg:d="M11795 13700h-1397" svg:viewBox="0 0 1398 1">
          <text:p/>
        </draw:connector>
        <draw:connector draw:style-name="gr2" draw:text-style-name="P1" draw:layer="layout" draw:type="curve" svg:x1="6.842cm" svg:y1="13.7cm" svg:x2="5.191cm" svg:y2="13.7cm" draw:start-shape="id11" draw:start-glue-point="6" draw:end-shape="id12" draw:end-glue-point="10" svg:d="M6842 13700h-1651" svg:viewBox="0 0 1652 1">
          <text:p/>
        </draw:connector>
        <draw:connector draw:style-name="gr2" draw:text-style-name="P1" draw:layer="layout" draw:type="curve" svg:x1="3.413cm" svg:y1="14.843cm" svg:x2="3.413cm" svg:y2="16.367cm" draw:start-shape="id12" draw:start-glue-point="8" draw:end-shape="id13" draw:end-glue-point="4" svg:d="M3413 14843v1524" svg:viewBox="0 0 1 1525">
          <text:p/>
        </draw:connector>
        <draw:connector draw:style-name="gr2" draw:text-style-name="P1" draw:layer="layout" draw:type="curve" svg:x1="5.191cm" svg:y1="17.51cm" svg:x2="6.842cm" svg:y2="17.51cm" draw:start-shape="id13" draw:end-shape="id14" draw:end-glue-point="6" svg:d="M5191 17510h1651" svg:viewBox="0 0 1652 1">
          <text:p/>
        </draw:connector>
        <draw:connector draw:style-name="gr2" draw:text-style-name="P1" draw:layer="layout" draw:type="curve" svg:x1="10.398cm" svg:y1="17.51cm" svg:x2="11.922cm" svg:y2="17.51cm" draw:start-shape="id14" draw:start-glue-point="10" draw:end-shape="id15" draw:end-glue-point="6" svg:d="M10398 17510h1524" svg:viewBox="0 0 1525 1">
          <text:p/>
        </draw:connector>
        <draw:connector draw:style-name="gr2" draw:text-style-name="P1" draw:layer="layout" draw:type="curve" svg:x1="16.494cm" svg:y1="11.541cm" svg:x2="15.351cm" svg:y2="10.017cm" draw:start-shape="id8" draw:start-glue-point="6" draw:end-shape="id16" draw:end-glue-point="10" svg:d="M16494 11541c-856 0-285-1524-1143-1524" svg:viewBox="0 0 1144 1525">
          <text:p/>
        </draw:connector>
        <draw:connector draw:style-name="gr2" draw:text-style-name="P1" draw:layer="layout" draw:type="curve" svg:x1="11.795cm" svg:y1="10.017cm" svg:x2="10.017cm" svg:y2="10.017cm" draw:start-shape="id16" draw:start-glue-point="6" draw:end-shape="id17" draw:end-glue-point="10" svg:d="M11795 10017h-1778" svg:viewBox="0 0 1779 1">
          <text:p/>
        </draw:connector>
        <draw:connector draw:style-name="gr2" draw:text-style-name="P1" draw:layer="layout" draw:type="curve" svg:x1="8.239cm" svg:y1="8.874cm" svg:x2="8.239cm" svg:y2="7.604cm" draw:start-shape="id17" draw:start-glue-point="4" draw:end-shape="id2" svg:d="M8239 8874v-1270" svg:viewBox="0 0 1 1271">
          <text:p/>
        </draw:connector>
        <draw:connector draw:style-name="gr2" draw:text-style-name="P1" draw:layer="layout" draw:type="curve" svg:x1="15.478cm" svg:y1="17.51cm" svg:x2="18.272cm" svg:y2="17.256cm" draw:start-shape="id15" draw:start-glue-point="10" draw:end-shape="id10" draw:end-glue-point="8" svg:d="M15478 17510c762 0 635 123 1143 247s1651 250 1651-501" svg:viewBox="0 0 2795 596">
          <text:p/>
        </draw:connector>
        <draw:connector draw:style-name="gr2" draw:text-style-name="P1" draw:layer="layout" draw:type="curve" draw:line-skew="-0.432cm -0.18cm" svg:x1="4.29cm" svg:y1="5.238cm" svg:x2="4.81cm" svg:y2="4.429cm" draw:start-shape="id1" draw:start-glue-point="9" draw:end-shape="id1" draw:end-glue-point="10" svg:d="M4290 5238c0 604 421 504 671 151s330-960-151-960" svg:viewBox="0 0 871 1245">
          <text:p/>
        </draw:connector>
        <draw:connector draw:style-name="gr2" draw:text-style-name="P1" draw:layer="layout" draw:type="curve" svg:x1="13.446cm" svg:y1="7.604cm" svg:x2="14.704cm" svg:y2="7.27cm" draw:start-shape="id3" draw:start-glue-point="8" draw:end-shape="id3" draw:end-glue-point="9" svg:d="M13446 7604c0 751 1258 918 1258-334" svg:viewBox="0 0 1259 920">
          <text:p/>
        </draw:connector>
        <draw:connector draw:style-name="gr2" draw:text-style-name="P1" draw:layer="layout" draw:type="curve" svg:x1="19.53cm" svg:y1="12.35cm" svg:x2="20.05cm" svg:y2="11.541cm" draw:start-shape="id8" draw:start-glue-point="9" draw:end-shape="id8" draw:end-glue-point="10" svg:d="M19530 12350c0 1252 511 1044 829 529s442-1338-309-1338" svg:viewBox="0 0 1079 1743">
          <text:p/>
        </draw:connector>
        <draw:connector draw:style-name="gr2" draw:text-style-name="P1" draw:layer="layout" draw:type="curve" svg:x1="8.62cm" svg:y1="14.843cm" svg:x2="9.878cm" svg:y2="14.509cm" draw:start-shape="id11" draw:start-glue-point="8" draw:end-shape="id11" draw:end-glue-point="9" svg:d="M8620 14843c0 751 1258 918 1258-334" svg:viewBox="0 0 1259 920">
          <text:p/>
        </draw:connector>
        <draw:connector draw:style-name="gr2" draw:text-style-name="P1" draw:layer="layout" draw:type="curve" svg:x1="3.413cm" svg:y1="18.653cm" svg:x2="4.671cm" svg:y2="18.319cm" draw:start-shape="id13" draw:start-glue-point="8" draw:end-shape="id13" draw:end-glue-point="9" svg:d="M3413 18653c0 751 1258 918 1258-334" svg:viewBox="0 0 1259 920">
          <text:p/>
        </draw:connector>
        <draw:connector draw:style-name="gr2" draw:text-style-name="P1" draw:layer="layout" draw:type="curve" svg:x1="13.7cm" svg:y1="18.653cm" svg:x2="14.958cm" svg:y2="18.319cm" draw:start-shape="id15" draw:start-glue-point="8" draw:end-shape="id15" draw:end-glue-point="9" svg:d="M13700 18653c0 751 1258 918 1258-334" svg:viewBox="0 0 1259 920">
          <text:p/>
        </draw:connector>
        <draw:connector draw:style-name="gr2" draw:text-style-name="P1" draw:layer="layout" draw:type="curve" draw:line-skew="0cm 0.179cm" svg:x1="6.461cm" svg:y1="10.017cm" svg:x2="6.981cm" svg:y2="9.208cm" draw:start-shape="id17" draw:start-glue-point="6" draw:end-shape="id17" draw:end-glue-point="5" svg:d="M6461 10017c-751 0-627-733-309-1181s829-612 829 372" svg:viewBox="0 0 1079 1536">
          <text:p/>
        </draw:connector>
        <draw:connector draw:style-name="gr2" draw:text-style-name="P1" draw:layer="layout" draw:type="curve" svg:x1="7.985cm" svg:y1="3.794cm" svg:x2="9.243cm" svg:y2="3.46cm" draw:start-shape="id5" draw:start-glue-point="8" draw:end-shape="id5" draw:end-glue-point="9" svg:d="M7985 3794c0 751 1258 918 1258-334" svg:viewBox="0 0 1259 920">
          <text:p/>
        </draw:connector>
        <draw:frame draw:style-name="gr3" draw:text-style-name="P2" draw:layer="layout" svg:width="4.064cm" svg:height="0.607cm" svg:x="2.524cm" svg:y="6.461cm">
          <draw:text-box>
            <text:p text:style-name="P2"><text:span text:style-name="T1">opcode_received == 1</text:span></text:p>
          </draw:text-box>
        </draw:frame>
        <draw:frame draw:style-name="gr3" draw:text-style-name="P2" draw:layer="layout" svg:width="4.064cm" svg:height="0.607cm" svg:x="10.525cm" svg:y="4.302cm">
          <draw:text-box>
            <text:p text:style-name="P2"><text:span text:style-name="T1">frame_ready == 1</text:span></text:p>
          </draw:text-box>
        </draw:frame>
        <draw:frame draw:style-name="gr3" draw:text-style-name="P2" draw:layer="layout" svg:width="4.064cm" svg:height="0.607cm" svg:x="13.954cm" svg:y="3.921cm">
          <draw:text-box>
            <text:p text:style-name="P2"><text:span text:style-name="T1">data_ready == 1</text:span></text:p>
          </draw:text-box>
        </draw:frame>
        <draw:frame draw:style-name="gr3" draw:text-style-name="P2" draw:layer="layout" svg:width="4.064cm" svg:height="1.319cm" svg:x="15.859cm" svg:y="9.382cm">
          <draw:text-box>
            <text:p text:style-name="P2"><text:span text:style-name="T1">end_1 </text:span></text:p>
            <text:p text:style-name="P2"><text:span text:style-name="T1"><text:s text:c="3"/></text:span><text:span text:style-name="T1">||</text:span></text:p>
            <text:p text:style-name="P2"><text:span text:style-name="T1">end_2</text:span></text:p>
          </draw:text-box>
        </draw:frame>
        <draw:frame draw:style-name="gr3" draw:text-style-name="P2" draw:layer="layout" svg:width="4.318cm" svg:height="0.607cm" svg:x="12.049cm" svg:y="11.823cm">
          <draw:text-box>
            <text:p text:style-name="P2"><text:span text:style-name="T1">Wait1 == CALC_WAIT - 1</text:span></text:p>
          </draw:text-box>
        </draw:frame>
        <draw:frame draw:style-name="gr3" draw:text-style-name="P2" draw:layer="layout" svg:width="4.318cm" svg:height="0.963cm" svg:x="4.683cm" svg:y="12.102cm">
          <draw:text-box>
            <text:p text:style-name="P2"><text:span text:style-name="T1">Wait1 == </text:span></text:p>
            <text:p text:style-name="P2"><text:span text:style-name="T1">ALPHA_WAIT - 1</text:span></text:p>
          </draw:text-box>
        </draw:frame>
        <draw:frame draw:style-name="gr3" draw:text-style-name="P2" draw:layer="layout" svg:width="4.318cm" svg:height="0.607cm" svg:x="4.937cm" svg:y="17.891cm">
          <draw:text-box>
            <text:p text:style-name="P2"><text:span text:style-name="T1">End_3 == 1</text:span></text:p>
          </draw:text-box>
        </draw:frame>
        <draw:connector draw:style-name="gr2" draw:text-style-name="P1" draw:layer="layout" draw:type="curve" svg:x1="4.671cm" svg:y1="16.701cm" svg:x2="13.573cm" svg:y2="14.843cm" draw:start-shape="id13" draw:start-glue-point="11" draw:end-shape="id9" draw:end-glue-point="8" svg:d="M4671 16701c0-1644 8902-715 8902-1858" svg:viewBox="0 0 8903 1859">
          <text:p/>
        </draw:connector>
        <draw:frame draw:style-name="gr3" draw:text-style-name="P2" draw:layer="layout" svg:width="4.826cm" svg:height="0.607cm" svg:x="4.105cm" svg:y="15.104cm">
          <draw:text-box>
            <text:p text:style-name="P2"><text:span text:style-name="T1">Wait1 == TEXTURE_WAIT - 1</text:span></text:p>
          </draw:text-box>
        </draw:frame>
        <draw:frame draw:style-name="gr3" draw:text-style-name="P2" draw:layer="layout" svg:width="4.826cm" svg:height="0.607cm" svg:x="8.874cm" svg:y="18.681cm">
          <draw:text-box>
            <text:p text:style-name="P2"><text:span text:style-name="T1">Wait1 == ALPHA_WAIT - 1</text:span></text:p>
          </draw:text-box>
        </draw:frame>
        <draw:frame draw:style-name="gr3" draw:text-style-name="P2" draw:layer="layout" svg:width="4.826cm" svg:height="0.607cm" svg:x="8.112cm" svg:y="8.14cm">
          <draw:text-box>
            <text:p text:style-name="P2"><text:span text:style-name="T1">Wait1 == ALPHA_WAIT - 1</text:span></text:p>
          </draw:text-box>
        </draw:frame>
        <draw:frame draw:style-name="gr3" draw:text-style-name="P2" draw:layer="layout" svg:width="4.064cm" svg:height="0.607cm" svg:x="2.778cm" svg:y="1.917cm">
          <draw:text-box>
            <text:p text:style-name="P2"><text:span text:style-name="T1">Finished =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20:29:13.452749891</meta:creation-date>
    <dc:date>2016-04-30T21:14:34.067547652</dc:date>
    <dc:creator>Mentor Graphics</dc:creator>
    <meta:editing-duration>PT14M59S</meta:editing-duration>
    <meta:editing-cycles>1</meta:editing-cycles>
    <meta:document-statistic meta:object-count="56"/>
    <meta:generator>LibreOffice/4.2.8.2$Linux_X86_64 LibreOffice_project/420$Build-2</meta:generator>
  </office:meta>
</office:document-meta>
</file>